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bfca" officeooo:paragraph-rsid="0015bfca"/>
    </style:style>
    <style:style style:name="P2" style:family="paragraph" style:parent-style-name="Standard">
      <style:text-properties officeooo:rsid="001637f0" officeooo:paragraph-rsid="001637f0"/>
    </style:style>
    <style:style style:name="P3" style:family="paragraph" style:parent-style-name="Standard">
      <style:text-properties officeooo:rsid="00175f88" officeooo:paragraph-rsid="00175f88"/>
    </style:style>
    <style:style style:name="P4" style:family="paragraph" style:parent-style-name="Standard">
      <style:text-properties fo:font-size="14pt" fo:font-weight="bold" officeooo:rsid="0015bfca" officeooo:paragraph-rsid="0015bfca" style:font-size-asian="14pt" style:font-weight-asian="bold" style:font-size-complex="14pt" style:font-weight-complex="bold"/>
    </style:style>
    <style:style style:name="T1" style:family="text">
      <style:text-properties officeooo:rsid="001637f0"/>
    </style:style>
    <style:style style:name="T2" style:family="text">
      <style:text-properties officeooo:rsid="00175f88"/>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keaways from Eran’s Pitch:</text:p>
      <text:p text:style-name="P1"/>
      <text:p text:style-name="P1"><text:span text:style-name="T3">1</text:span>. There is a huge gap between users and retailers in the ecommerce industry. Amazons’s centralized data ecosystem is very powerful. It controls a major chunk of business in the ecommerce industry. The retailers lose control over their own customers while the user’s buying patterns are heavily influenced by rthe recommendations from amazon.</text:p>
      <text:p text:style-name="P1"/>
      <text:p text:style-name="P1"><text:span text:style-name="T3">2</text:span>. Shopin aims to create a decentalized amazon. It creates personalized shopping experience for the user on different retailer sites. <text:span text:style-name="T1">The users are asked to play a quiz at the time of joining. This data is sent to all the retailers.</text:span></text:p>
      <text:p text:style-name="P2"/>
      <text:p text:style-name="P2"><text:span text:style-name="T3">3</text:span>. This gives the retailers the freedom to show their own products relevant to the user without worrying about other brands. The user also gets personalized recommendations across all the retailers. This creates a unique profile for him which he can share with friends and family.</text:p>
      <text:p text:style-name="P2"/>
      <text:p text:style-name="P2"><text:span text:style-name="T3">4</text:span>. <text:span text:style-name="T2">The users have control over their own data and can choose who can have access to their shopin feed. The data is stored using the blockchain technology which is a decentralized system for storing data.</text:span></text:p>
      <text:p text:style-name="P2"/>
      <text:p text:style-name="P3"><text:span text:style-name="T3">5</text:span>. Users also get other benefits such as one step checkout. Further the users can get tokens from different retailers which the user can use on any retailer. The value of the token will keep changing its value over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8:31:11.770602534</meta:creation-date>
    <dc:date>2018-07-03T19:11:07.777496006</dc:date>
    <meta:editing-duration>PT8M25S</meta:editing-duration>
    <meta:editing-cycles>2</meta:editing-cycles>
    <meta:generator>LibreOffice/5.1.6.2$Linux_X86_64 LibreOffice_project/10m0$Build-2</meta:generator>
    <meta:document-statistic meta:table-count="0" meta:image-count="0" meta:object-count="0" meta:page-count="1" meta:paragraph-count="6" meta:word-count="220" meta:character-count="1305" meta:non-whitespace-character-count="1091"/>
  </office:meta>
</office:document-meta>
</file>